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.msgPortDefinitionNotFound( QName serviceName , String por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UnexpectedElementInSOAPBody( QName name , QName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NoSOAPBindingForPor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BindingNotFound( String por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BindingOperationNotFound( QName serviceName , String portNam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MultipleBindingsForOperation( String oper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WsdlImportNotFound( String wsdlUri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UnexpectedBindingClass( Class passed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MultipleMime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MessageMissingRequiredPart( String par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UndefinedFault( QName serviceName , String portName , String opname , QName faul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NoBinding( QName bindin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SoapHeaderReferencesUnkownPart( String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OdeMessagePartMissingRequiredElement( QName serviceName , String portName , String opname , QName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s.msgSoapHeaderMustBeAnElement( Node header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NoHTTPBindingForPor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NoAddressForPort( String por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SOAPBodyDoesNotContainAllRequired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BindingInputNotFound( QName serviceName , String portNam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ServiceDefinitionNotFound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uplicateWSDLImport( String tns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SoapBodyDoesNotContainExpectedPartWrapper( QName serviceName , String portName , QName rpcWrap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s.msgSOAPBodyDoesNotContainRequiredPar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NoBindingForOperation( String oper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BindingOutputNotFound( QName serviceName , String portNam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BindingDefinesNonElementDocList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MultipleBindings( QName bindin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SoapHeaderMissingRequiredElement( QName elem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MultipleAddressesForPort( String por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